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4LibraryClause.normalizeOSVersion(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R4LibraryClause.normalizeProcessor( String valu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">
            <text:p text:style-name="Table_20_Contents">9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R4LibraryClause.get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LibraryClause.getOSVer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LibraryClause.getSelection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LibraryClause.getPro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LibraryClause.getOS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LibraryClause.normalizeOSName( String value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7">
            <text:p text:style-name="Table_20_Contents">97</text:p>
          </table:table-cell>
        </table:table-row>
        <table:table-row>
          <table:table-cell office:value-type="string">
            <text:p text:style-name="Table_20_Contents">R4LibraryClause.checkSelectionFilter( Map configMap , String exp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4LibraryClause.R4LibraryClause( R4LibraryClause libr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4LibraryClause.checkOSVersions( String currentOSVersion , String [ ] osvers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4LibraryClause.match( Map configMap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4LibraryClause.getLibrary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LibraryClause.R4LibraryClause( String [ ] libraryFiles , String [ ] osnames , String [ ] processors , String [ ] osversions , String [ ] languages , String selection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4LibraryClause.checkProcessors( String currentProcessor , String [ ] processo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4LibraryClause.checkLanguages( String currentLanguage , String [ ] languag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4LibraryClause.parse( Logger logger , String 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R4LibraryClause.checkOSNames( String currentOSName , String [ ] osname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